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10" svg:font-family="10"/>
    <style:font-face style:name="11" svg:font-family="11"/>
    <style:font-face style:name="Calib" svg:font-family="Calib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53d"/>
    </style:style>
    <style:style style:name="P2" style:family="paragraph" style:parent-style-name="Standard">
      <style:text-properties officeooo:rsid="000f753d" officeooo:paragraph-rsid="000f753d"/>
    </style:style>
    <style:style style:name="P3" style:family="paragraph" style:parent-style-name="Standard">
      <style:text-properties officeooo:rsid="00114ffc" officeooo:paragraph-rsid="00114ffc"/>
    </style:style>
    <style:style style:name="P4" style:family="paragraph" style:parent-style-name="Standard">
      <style:text-properties officeooo:rsid="00119572" officeooo:paragraph-rsid="00119572"/>
    </style:style>
    <style:style style:name="P5" style:family="paragraph" style:parent-style-name="Standard">
      <style:text-properties officeooo:rsid="00132368" officeooo:paragraph-rsid="00132368"/>
    </style:style>
    <style:style style:name="P6" style:family="paragraph" style:parent-style-name="Standard" style:list-style-name="L1">
      <style:text-properties officeooo:rsid="00132368" officeooo:paragraph-rsid="00132368"/>
    </style:style>
    <style:style style:name="P7" style:family="paragraph" style:parent-style-name="Standard" style:list-style-name="L1">
      <style:text-properties fo:font-weight="bold" officeooo:rsid="00132368" officeooo:paragraph-rsid="00132368" style:font-weight-asian="bold" style:font-weight-complex="bold"/>
    </style:style>
    <style:style style:name="P8" style:family="paragraph" style:parent-style-name="Standard" style:list-style-name="L1">
      <style:text-properties style:font-name="Calib" fo:font-size="10pt" officeooo:rsid="00132368" officeooo:paragraph-rsid="00132368" style:font-size-asian="10pt" style:font-size-complex="10pt"/>
    </style:style>
    <style:style style:name="P9" style:family="paragraph" style:parent-style-name="Standard">
      <style:text-properties style:font-name="Calib" fo:font-size="10pt" officeooo:paragraph-rsid="00132368" style:font-size-asian="10pt" style:font-size-complex="10pt"/>
    </style:style>
    <style:style style:name="P10" style:family="paragraph" style:parent-style-name="Standard" style:list-style-name="L1">
      <style:text-properties style:font-name="Calib" fo:font-size="10pt" officeooo:paragraph-rsid="00132368" style:font-size-asian="10pt" style:font-size-complex="10pt"/>
    </style:style>
    <style:style style:name="P11" style:family="paragraph" style:parent-style-name="Standard">
      <style:text-properties style:font-name="Calib" fo:font-size="10pt" officeooo:rsid="0015130c" officeooo:paragraph-rsid="0015130c" style:font-size-asian="10pt" style:font-size-complex="10pt"/>
    </style:style>
    <style:style style:name="P12" style:family="paragraph" style:parent-style-name="Standard" style:list-style-name="L1">
      <style:text-properties style:font-name="Calib" fo:font-size="10pt" officeooo:rsid="0015130c" officeooo:paragraph-rsid="0015130c" style:font-size-asian="10pt" style:font-size-complex="10pt"/>
    </style:style>
    <style:style style:name="P13" style:family="paragraph" style:parent-style-name="Standard" style:list-style-name="L1">
      <style:text-properties officeooo:paragraph-rsid="0015130c"/>
    </style:style>
    <style:style style:name="P14" style:family="paragraph" style:parent-style-name="Standard" style:list-style-name="L1">
      <style:text-properties officeooo:rsid="0015130c" officeooo:paragraph-rsid="0015130c"/>
    </style:style>
    <style:style style:name="P15" style:family="paragraph" style:parent-style-name="Standard">
      <style:text-properties fo:font-size="15pt" fo:font-weight="bold" officeooo:paragraph-rsid="000f753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15130c" officeooo:paragraph-rsid="0015130c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fo:font-weight="bold" officeooo:rsid="0015130c" officeooo:paragraph-rsid="0015130c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5130c"/>
    </style:style>
    <style:style style:name="T1" style:family="text">
      <style:text-properties officeooo:rsid="000f75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2368" style:font-weight-asian="bold" style:font-weight-complex="bold"/>
    </style:style>
    <style:style style:name="T4" style:family="text">
      <style:text-properties officeooo:rsid="00132368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5130c" style:font-size-asian="10pt" style:font-style-asian="normal" style:font-weight-asian="bold" style:font-size-complex="10pt" style:font-weight-complex="bold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officeooo:rsid="00132368" style:font-style-asian="normal" style:font-weight-asian="bold" style:font-weight-complex="bold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bold" officeooo:rsid="00132368" style:font-style-asian="normal" style:font-weight-asian="bold" style:text-emphasize="none"/>
    </style:style>
    <style:style style:name="T10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normal" style:text-emphasize="none"/>
    </style:style>
    <style:style style:name="T11" style:family="text">
      <style:text-properties style:text-outline="false" style:text-line-through-style="none" style:text-line-through-type="none" fo:font-style="normal" fo:text-shadow="none" style:text-underline-style="none" fo:font-weight="bold" officeooo:rsid="0013eb77" style:font-style-asian="normal" style:font-weight-asian="bold" style:font-weight-complex="normal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normal" officeooo:rsid="00132368" style:font-style-asian="normal" style:font-weight-asian="normal" style:font-weight-complex="normal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normal" officeooo:rsid="0013eb77" style:font-style-asian="normal" style:font-weight-asian="normal" style:font-weight-complex="normal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normal" officeooo:rsid="00172892" style:font-style-asian="normal" style:font-weight-asian="normal" style:font-weight-complex="normal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font-weight-complex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fo:font-weight="bold" officeooo:rsid="0015130c" style:font-style-asian="normal" style:font-weight-asian="bold" style:font-weight-complex="bold" style:text-emphasize="none"/>
    </style:style>
    <style:style style:name="T18" style:family="text">
      <style:text-properties style:text-outline="false" style:text-line-through-style="none" style:text-line-through-type="none" style:font-name="Calib" fo:font-size="10pt" fo:font-style="normal" fo:text-shadow="none" style:text-underline-style="none" fo:font-weight="normal" officeooo:rsid="0015130c" style:font-size-asian="10pt" style:font-style-asian="normal" style:font-weight-asian="normal" style:font-size-complex="10pt" style:font-weight-complex="normal" style:text-emphasize="none"/>
    </style:style>
    <style:style style:name="T19" style:family="text">
      <style:text-properties style:text-outline="false" style:text-line-through-style="none" style:text-line-through-type="none" style:font-name="Calib" fo:font-size="10pt" fo:font-style="normal" fo:text-shadow="none" style:text-underline-style="none" fo:font-weight="bold" officeooo:rsid="0015130c" style:font-size-asian="10pt" style:font-style-asian="normal" style:font-weight-asian="bold" style:font-size-complex="10pt" style:font-weight-complex="bold" style:text-emphasize="none"/>
    </style:style>
    <style:style style:name="T20" style:family="text">
      <style:text-properties officeooo:rsid="0013eb77"/>
    </style:style>
    <style:style style:name="T21" style:family="text">
      <style:text-properties officeooo:rsid="0015130c"/>
    </style:style>
    <style:style style:name="T22" style:family="text">
      <style:text-properties fo:font-size="15pt" fo:font-weight="bold" officeooo:rsid="0015130c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165485" style:font-size-asian="15pt" style:font-weight-asian="bold" style:font-size-complex="15pt" style:font-weight-complex="bold"/>
    </style:style>
    <style:style style:name="T24" style:family="text">
      <style:text-properties officeooo:rsid="001654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/>
      <text:p text:style-name="P16"/>
      <text:p text:style-name="P18"><text:span text:style-name="T22">APSD 20/21 – </text:span><text:span text:style-name="T23">Progetto Finale</text:span></text:p>
      <text:p text:style-name="P18"><text:span text:style-name="T22">Cristian Domenico Dramisino, 213567</text:span></text:p>
      <text:p text:style-name="P17">Giugno 2021</text:p>
      <text:p text:style-name="P17"/>
      <text:p text:style-name="P16"/>
      <text:p text:style-name="P16"/>
      <text:p text:style-name="P16"/>
      <text:p text:style-name="P16"/>
      <text:p text:style-name="P16"/>
      <text:p text:style-name="P16">1 Introduzione</text:p>
      <text:p text:style-name="P1"><text:span text:style-name="T1">Questo è il report finale sul progetto svolto per l’esame di Algoritmi Paralleli e Sistemi Distribuiti, corso tenuto dal professor William Spataro dell’</text:span> Universit<text:span text:style-name="T1">à</text:span> della Calabria (UniCal).</text:p>
      <text:p text:style-name="P2">Questo progetto consiste nello sviluppo di un automa cellulare attraverso l’utilizzo del calcolo parallelo attraverso la libreria MPI.</text:p>
      <text:p text:style-name="P2"/>
      <text:p text:style-name="P16">2 Descrizione del problema</text:p>
      <text:p text:style-name="P2">L’automa scelto (SOOT) si pone coem obiettivo quello di rappresentare in termini pratici ciò che viene spiegato teoricamente nella regola SloGro.</text:p>
      <text:p text:style-name="P1">L'idea alla base di SloGro è di avere tre stati: celle vuote, celle congelate e celle a gas. Se una cella a gas tocca una cella congelata diventa una cella congelata. Se una cella a gas non tocca una cella congelata, si sposta in una delle celle vicine <text:span text:style-name="T1">(se questa non è già occupata da un altra cella di gas)</text:span>.</text:p>
      <text:p text:style-name="P1"><text:span text:style-name="T1">Il movimento avviene in modo casuale sui quattro assi della matrice (nord, sud, est, ovest)</text:span>. </text:p>
      <text:p text:style-name="P3">L’idea di avere i bordi ghiacciati deriva da una scelta effettuata in modo tale aumentare l’impatto visivo dello stesso automa.</text:p>
      <text:p text:style-name="P1"/>
      <text:p text:style-name="P15">3 <text:span text:style-name="T21">Informazioni tecniche</text:span></text:p>
      <text:p text:style-name="P3">Tutti i test sono stati effettuati su un Asus Vivobook pro, con un processore i7 di settima generazione il quale offre la possibilità di utilizzare al massimo 4 core (per esempio con mpi) e 8 thread (per esempio con openmp)</text:p>
      <text:p text:style-name="P3"><text:span text:style-name="T2">Importante:</text:span> lo sviluppo dell’automa con l’utilizzo della topologia virtuale è stato effettuato soltanto per aggiungere valore allo stesso progetto, andando a ridurre l’efficienza totalitaria dello stesso algoritmo (come si può vedere anche dal pdf allegato anche se di poco su un numero di prove relativamente basso).</text:p>
      <text:p text:style-name="P3"/>
      <text:p text:style-name="P3">4 Conclusioni sulle performance</text:p>
      <text:p text:style-name="P4">Come si può notare l’utilizzo del calcolo parallelo mostra la sua efficienza e potenza solo a partire da un numero di prove relativamente alto <text:span text:style-name="T4">(da 10000 in su). Questo è dovuto infatti al tempo di overhead dell’esecuzione in parallelo che va a comprire una buona parte del tempo totale di esecuzione su un numero di prove basso (come si può vedere quando si fanno poche prove come 1 soltanto).</text:span></text:p>
      <text:list xml:id="list3376817559" text:style-name="L1">
        <text:list-item>
          <text:p text:style-name="P7">Efficienza:</text:p>
          <text:list>
            <text:list-item>
              <text:p text:style-name="P6">Speed-up/numero Processori usati.</text:p>
            </text:list-item>
            <text:list-item>
              <text:p text:style-name="P6">Come si può notare dal pdf anche l’efficienza per l’appunto su un numero di prove basso risulta essere pessima, anche &lt;1/p, <text:span text:style-name="T20">il che evidenzia il fatto che in questi casi meglio evitare il calcolo parallelo che risulta essere limitante sulla questione performance.</text:span></text:p>
            </text:list-item>
            <text:list-item>
              <text:p text:style-name="P6"><text:soft-page-break/>Diventa ottima a partire da un numero di prove &gt;=10000 dove ci possiamo accorgere che stiamo raggiungendo anche speed-up superlineari in quanto E risulta essere vicino ad 1.</text:p>
            </text:list-item>
          </text:list>
        </text:list-item>
        <text:list-item>
          <text:p text:style-name="P7">Total overhead</text:p>
          <text:list>
            <text:list-item>
              <text:p text:style-name="P10"><text:span text:style-name="T4">Prendiamo il caso dell’implemetazione senza topologia, e prendiamo il caso in cui vengono fatte 20000 prove, qui il total overhead della macchina parallela diventa </text:span><text:span text:style-name="T3">(4*</text:span><text:span text:style-name="T7">9,21184</text:span><text:span text:style-name="T8">)-</text:span><text:span text:style-name="T9">36= 0.8447 </text:span><text:span text:style-name="T13">ovvero molto basso rispetto al tempo totale di esecuzione</text:span></text:p>
            </text:list-item>
          </text:list>
        </text:list-item>
        <text:list-item>
          <text:p text:style-name="P8"><text:span text:style-name="T17">(ISOEFFICIENZA) </text:span><text:span text:style-name="T16">Ma di quanto dovrebbe aumentare l’input del problema se aumentano i processori usati aumentano affinché l’efficienza resti costante?</text:span></text:p>
          <text:list>
            <text:list-item>
              <text:p text:style-name="P8"><text:span text:style-name="T12">In questo preciso caso il calcolo diventa </text:span></text:p>
            </text:list-item>
            <text:list-item>
              <text:p text:style-name="P10"><text:span text:style-name="T13">w= </text:span><text:span text:style-name="T14">(E/(1-E))*To ovvero <text:s text:c="2"/>(</text:span><text:span text:style-name="T11">0,977004/(1-0,977004))*0.8447=35,70 </text:span><text:span text:style-name="T15">il che significa che la grandezza del problema in input dovrebbe aumentare di questo fattore all’aumento del numero di processi utilizzati</text:span></text:p>
            </text:list-item>
          </text:list>
        </text:list-item>
      </text:list>
      <text:p text:style-name="P9"><text:span text:style-name="T15"/></text:p>
      <text:p text:style-name="P11"><text:span text:style-name="T11"/></text:p>
      <text:list xml:id="list193256051038777" text:continue-numbering="true" text:style-name="L1">
        <text:list-item>
          <text:p text:style-name="P12"><text:span text:style-name="T11">C</text:span><text:span text:style-name="T10">osto del sistema parallelo (20000 prove con 4 processi)</text:span></text:p>
          <text:list>
            <text:list-item>
              <text:p text:style-name="P13"><text:span text:style-name="T18">quest’ultimo in questo preciso caso risulta essere p*Tp = </text:span><text:span text:style-name="T19">4*</text:span><text:span text:style-name="T5">9,21184</text:span><text:span text:style-name="T6">= 36,84</text:span></text:p>
            </text:list-item>
            <text:list-item>
              <text:p text:style-name="P14"><text:span text:style-name="T6">R</text:span><text:span text:style-name="T5">isulta essere perciò ottimale poiché asintoticamente uguale al costo sequenziale che è 36.</text:span></text:p>
              <text:p text:style-name="P13"><text:span text:style-name="T18"><text:s/></text:span>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10" svg:font-family="10"/>
    <style:font-face style:name="11" svg:font-family="11"/>
    <style:font-face style:name="Calib" svg:font-family="Calib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8:32:27.973641320</meta:creation-date>
    <dc:date>2021-06-08T19:32:54.068870376</dc:date>
    <meta:editing-duration>PT14M1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547" meta:character-count="3459" meta:non-whitespace-character-count="2947"/>
  </office:meta>
</office:document-meta>
</file>